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1.3292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2.2451in"/>
    </style:style>
    <style:style style:name="Table1.E" style:family="table-column">
      <style:table-column-properties style:column-width="1.259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C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7.1in" fo:margin-left="-0.075in" fo:margin-top="0in" fo:margin-bottom="0in" table:align="left" style:writing-mode="lr-tb"/>
    </style:style>
    <style:style style:name="Table2.A" style:family="table-column">
      <style:table-column-properties style:column-width="2.2132in"/>
    </style:style>
    <style:style style:name="Table2.B" style:family="table-column">
      <style:table-column-properties style:column-width="0.8833in"/>
    </style:style>
    <style:style style:name="Table2.C" style:family="table-column">
      <style:table-column-properties style:column-width="0.5028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6257in"/>
    </style:style>
    <style:style style:name="Table2.F" style:family="table-column">
      <style:table-column-properties style:column-width="0.806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B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text-properties style:font-name="Tahoma" fo:font-size="10pt" officeooo:paragraph-rsid="005aa906" style:font-size-asian="10pt" style:font-name-complex="Tahoma2" style:font-size-complex="10pt"/>
    </style:style>
    <style:style style:name="P6" style:family="paragraph" style:parent-style-name="Standard">
      <style:text-properties style:font-name="Tahoma" fo:font-size="10pt" officeooo:rsid="008fc9fe" style:font-size-asian="10pt" style:font-name-complex="Tahoma2" style:font-size-complex="10pt"/>
    </style:style>
    <style:style style:name="P7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officeooo:paragraph-rsid="00936e2d" style:font-size-asian="14pt" style:font-weight-asian="bold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7f7f7f" style:font-name="Tahoma" fo:font-size="10pt" fo:font-weight="bold" officeooo:paragraph-rsid="0091c2a9" style:font-size-asian="10pt" style:font-weight-asian="bold" style:font-name-complex="Tahoma2" style:font-size-complex="10pt"/>
    </style:style>
    <style:style style:name="P10" style:family="paragraph" style:parent-style-name="Standard">
      <style:text-properties officeooo:paragraph-rsid="006da285"/>
    </style:style>
    <style:style style:name="P11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12" style:family="paragraph" style:parent-style-name="Standard">
      <style:text-properties officeooo:paragraph-rsid="00b321c4"/>
    </style:style>
    <style:style style:name="P13" style:family="paragraph" style:parent-style-name="Standard">
      <style:text-properties fo:font-weight="normal" officeooo:rsid="00c45a94" officeooo:paragraph-rsid="00c45a94" style:font-weight-asian="normal" style:font-weight-complex="normal"/>
    </style:style>
    <style:style style:name="P14" style:family="paragraph" style:parent-style-name="Standard">
      <style:text-properties officeooo:paragraph-rsid="00b3b34f"/>
    </style:style>
    <style:style style:name="P15" style:family="paragraph" style:parent-style-name="Standard">
      <style:text-properties officeooo:paragraph-rsid="00b5bb15"/>
    </style:style>
    <style:style style:name="P16" style:family="paragraph" style:parent-style-name="Standard">
      <style:text-properties officeooo:paragraph-rsid="00b8c8da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paragraph-rsid="00be2f6b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9f14f" style:font-name-asian="Times New Roman1" style:font-size-asian="10pt" style:font-name-complex="Tahoma2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ba47d" style:font-name-asian="Times New Roman1" style:font-size-asian="10pt" style:font-name-complex="Tahoma2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2a41a" style:font-name-asian="Times New Roman1" style:font-size-asian="10pt" style:font-name-complex="Tahoma2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cf74b" style:font-name-asian="Times New Roman1" style:font-size-asian="10pt" style:font-name-complex="Tahoma2" style:font-size-complex="10pt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151b" style:font-name-asian="Times New Roman1" style:font-size-asian="10pt" style:font-name-complex="Tahoma2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d28b" style:font-name-asian="Times New Roman1" style:font-size-asian="10pt" style:font-name-complex="Tahoma2" style:font-size-complex="10pt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f4b3" style:font-name-asian="Times New Roman1" style:font-size-asian="10pt" style:font-name-complex="Tahoma2" style:font-size-complex="10pt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ff43" style:font-name-asian="Times New Roman1" style:font-size-asian="10pt" style:font-name-complex="Tahoma2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61f65" style:font-name-asian="Times New Roman1" style:font-size-asian="10pt" style:font-name-complex="Tahoma2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00b1" style:font-name-asian="Times New Roman1" style:font-size-asian="10pt" style:font-name-complex="Tahoma2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80976" style:font-name-asian="Times New Roman1" style:font-size-asian="10pt" style:font-name-complex="Tahoma2" style:font-size-complex="10pt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e4a5" style:font-name-asian="Times New Roman1" style:font-size-asian="10pt" style:font-name-complex="Tahoma2" style:font-size-complex="10pt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95811" style:font-name-asian="Times New Roman1" style:font-size-asian="10pt" style:font-name-complex="Tahoma2" style:font-size-complex="10p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3a09" style:font-name-asian="Times New Roman1" style:font-size-asian="10pt" style:font-name-complex="Tahoma2" style:font-size-complex="10pt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8025" style:font-name-asian="Times New Roman1" style:font-size-asian="10pt" style:font-name-complex="Tahoma2" style:font-size-complex="10pt"/>
    </style:style>
    <style:style style:name="P3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44d81e" style:font-name-asian="Times New Roman1" style:font-size-asian="10pt" style:font-name-complex="Tahoma2" style:font-size-complex="10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0eac6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442fa2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paragraph-rsid="008ba555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41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4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5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6" style:family="text">
      <style:text-properties fo:color="#000000" style:font-name="Tahoma" fo:font-size="10pt" officeooo:rsid="0071de9d" style:font-name-asian="Times New Roman1" style:font-size-asian="10pt" style:font-name-complex="Tahoma2" style:font-size-complex="10pt"/>
    </style:style>
    <style:style style:name="T7" style:family="text">
      <style:text-properties fo:color="#000000" style:font-name="Tahoma" fo:font-size="10pt" officeooo:rsid="0072791a" style:font-name-asian="Times New Roman1" style:font-size-asian="10pt" style:font-name-complex="Tahoma2" style:font-size-complex="10pt"/>
    </style:style>
    <style:style style:name="T8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rsid="00b772f3" style:font-size-asian="10pt" style:font-style-asian="normal" style:font-weight-asian="bold" style:font-name-complex="Tahoma2" style:font-size-complex="10pt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style:font-size-asian="10pt" style:font-style-asian="normal" style:font-name-complex="Tahoma2" style:font-size-complex="10pt" style:text-emphasize="none"/>
    </style:style>
    <style:style style:name="T11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officeooo:rsid="00b772f3" style:font-size-asian="10pt" style:font-style-asian="normal" style:font-name-complex="Tahoma2" style:font-size-complex="10pt" style:text-emphasize="none"/>
    </style:style>
    <style:style style:name="T12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b3b34f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b772f3" style:font-size-asian="10pt" style:font-style-asian="normal" style:font-weight-asian="normal" style:font-name-complex="Tahoma2" style:font-size-complex="10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officeooo:rsid="00b772f3" style:font-name-asian="Times New Roman1" style:font-size-asian="10pt" style:font-style-asian="normal" style:font-name-complex="Tahoma2" style:font-size-complex="10pt" style:text-emphasize="none"/>
    </style:style>
    <style:style style:name="T15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officeooo:rsid="00b3b34f" style:font-size-asian="10pt" style:font-style-asian="normal" style:font-weight-asian="normal" style:font-name-complex="Tahoma2" style:font-size-complex="10pt" style:font-weight-complex="normal" style:text-emphasize="none"/>
    </style:style>
    <style:style style:name="T18" style:family="text">
      <style:text-properties style:font-name="Tahoma" fo:font-size="10pt" style:font-size-asian="10pt" style:font-name-complex="Tahoma2" style:font-size-complex="10pt"/>
    </style:style>
    <style:style style:name="T19" style:family="text">
      <style:text-properties style:font-name="Tahoma" fo:font-size="10pt" officeooo:rsid="00b4fbbe" style:font-size-asian="10pt" style:font-name-complex="Tahoma2" style:font-size-complex="10pt"/>
    </style:style>
    <style:style style:name="T20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21" style:family="text">
      <style:text-properties style:font-name="Tahoma" fo:font-size="10pt" fo:font-weight="bold" style:font-size-asian="10pt" style:font-weight-asian="bold" style:font-name-complex="Tahoma2" style:font-size-complex="10pt" style:font-weight-complex="bold"/>
    </style:style>
    <style:style style:name="T22" style:family="text">
      <style:text-properties style:font-name="Tahoma" fo:font-size="10pt" fo:font-weight="bold" officeooo:rsid="0091c2a9" style:font-size-asian="10pt" style:font-weight-asian="bold" style:font-name-complex="Tahoma2" style:font-size-complex="10pt" style:font-weight-complex="bold"/>
    </style:style>
    <style:style style:name="T23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24" style:family="text">
      <style:text-properties fo:color="#7f7f7f" style:font-name="Tahoma" fo:font-size="10pt" fo:font-style="italic" officeooo:rsid="00be2f6b" style:font-name-asian="Times New Roman1" style:font-size-asian="10pt" style:font-style-asian="italic" style:font-name-complex="Tahoma2" style:font-size-complex="10pt"/>
    </style:style>
    <style:style style:name="T25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26" style:family="text">
      <style:text-properties fo:color="#595959" style:font-name="Tahoma" fo:font-size="10pt" fo:font-style="italic" officeooo:rsid="00b4fbbe" style:font-size-asian="10pt" style:font-style-asian="italic" style:font-name-complex="Tahoma2" style:font-size-complex="10pt"/>
    </style:style>
    <style:style style:name="T27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28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29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30" style:family="text">
      <style:text-properties fo:color="#595959" style:font-name="Tahoma" fo:font-size="10pt" fo:font-style="italic" fo:font-weight="bold" style:font-size-asian="10pt" style:font-style-asian="italic" style:font-weight-asian="bold" style:font-name-complex="Tahoma2" style:font-size-complex="10pt" style:font-weight-complex="bold"/>
    </style:style>
    <style:style style:name="T31" style:family="text">
      <style:text-properties fo:color="#595959" style:font-name="Tahoma" fo:font-size="10pt" fo:font-style="italic" fo:font-weight="bold" officeooo:rsid="0091c2a9" style:font-size-asian="10pt" style:font-style-asian="italic" style:font-weight-asian="bold" style:font-name-complex="Tahoma2" style:font-size-complex="10pt" style:font-weight-complex="bold"/>
    </style:style>
    <style:style style:name="T32" style:family="text">
      <style:text-properties fo:color="#595959" style:font-name="Tahoma" fo:font-size="10pt" style:font-size-asian="10pt" style:font-name-complex="Tahoma2" style:font-size-complex="10pt"/>
    </style:style>
    <style:style style:name="T33" style:family="text">
      <style:text-properties fo:color="#595959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2" style:font-size-complex="10pt" style:font-weight-complex="bold" style:text-emphasize="none"/>
    </style:style>
    <style:style style:name="T34" style:family="text">
      <style:text-properties fo:color="#595959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2" style:font-size-complex="10pt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8">PHIẾU KIỂM TRA CHẤT LƯỢNG HÀNG NHẬP</text:p>
      <text:p text:style-name="P9">QUALITY ANALYSIS - INBOUND</text:p>
      <text:p text:style-name="P5"/>
      <text:p text:style-name="Standard"><text:span text:style-name="T4">Thông tin lô hàng/</text:span><text:span text:style-name="T27">General Information</text:span></text:p>
      <text:p text:style-name="P12"><text:span text:style-name="T21">Số G</text:span><text:span text:style-name="T22">R</text:span><text:span text:style-name="T21">N/</text:span><text:span text:style-name="T30">G</text:span><text:span text:style-name="T31">R</text:span><text:span text:style-name="T30">N No.</text:span><text:span text:style-name="T25">: </text:span><text:span text:style-name="T8"><text:placeholder text:placeholder-type="text">&lt;o.name or ''&gt;</text:placeholder></text:span><text:span text:style-name="T8"><text:tab/><text:tab/></text:span><text:span text:style-name="T16">Ngày kiểm/</text:span><text:span text:style-name="T34">Testing date</text:span><text:span text:style-name="T33">:</text:span><text:span text:style-name="T15"><text:tab/></text:span><text:span text:style-name="T8"><text:placeholder text:placeholder-type="text">&lt;get_date(o.date_kcs or '')&gt;</text:placeholder></text:span></text:p>
      <text:p text:style-name="P15"><text:span text:style-name="T19">Nhà cung cấp</text:span><text:span text:style-name="T18">/</text:span><text:span text:style-name="T26">Supplier</text:span><text:span text:style-name="T18">: <text:s/></text:span><text:span text:style-name="T8"><text:placeholder text:placeholder-type="text">&lt;o.partner_id and o.partner_id.name or ''&gt;</text:placeholder></text:span></text:p>
      <text:p text:style-name="P16"><text:span text:style-name="T18">Loại hàng/</text:span><text:span text:style-name="T25">Item Code: </text:span><text:span text:style-name="T8"><text:placeholder text:placeholder-type="text">&lt;o.product_id.default_code or ''&gt;</text:placeholder></text:span><text:span text:style-name="T8"> <text:tab/><text:tab/><text:tab/></text:span><text:span text:style-name="T13">Nguồn hàng: </text:span><text:span text:style-name="T9"><text:placeholder text:placeholder-type="text">&lt;o.districts_id and o.districts_id.name or ''&gt;</text:placeholder></text:span></text:p>
      <text:p text:style-name="P13"><text:span text:style-name="T10">N</text:span><text:span text:style-name="T11">et weight: </text:span><text:span text:style-name="T14"><text:placeholder text:placeholder-type="text">&lt;formatLang(o.total_init_qty, 0)&gt;</text:placeholder></text:span></text:p>
      <text:p text:style-name="P14"><text:span text:style-name="T17">Lượng mẫu phân tích: </text:span><text:span text:style-name="T12"><text:placeholder text:placeholder-type="text">&lt;formatLang(o.kcs_line and o.kcs_line[0].sample_weight or 0,2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17"><text:span text:style-name="T4">Chất lượng cơ lý/</text:span><text:span text:style-name="T27">Physical Analysis</text:span></text:p>
          </table:table-cell>
          <table:covered-table-cell/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19"/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7"><text:span text:style-name="T5">Độ ẩm/</text:span><text:span text:style-name="T29">MC</text:span></text:p>
          </table:table-cell>
          <table:table-cell table:style-name="Table1.A1" office:value-type="string">
            <text:p text:style-name="P21"><text:span text:style-name="T1"><text:placeholder text:placeholder-type="text">&lt;o.kcs_line and formatLang(o.kcs_line[0].mc,2) or 0.0&gt;</text:placeholder></text:span> 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Sàng 18/</text:span><text:span text:style-name="T23">Sc18</text:span></text:p>
          </table:table-cell>
          <table:table-cell table:style-name="Table1.A1" office:value-type="string">
            <text:p text:style-name="P22"><text:span text:style-name="T2"><text:placeholder text:placeholder-type="text">&lt;formatLang(o.kcs_line  and o.kcs_line [0].screen18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Tạp chất/</text:span><text:span text:style-name="T29">FM</text:span></text:p>
          </table:table-cell>
          <table:table-cell table:style-name="Table1.A1" office:value-type="string">
            <text:p text:style-name="P23"><text:span text:style-name="T2"><text:placeholder text:placeholder-type="text">&lt;formatLang(o.kcs_line and o.kcs_line[0].fm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Sàng 1</text:span><text:span text:style-name="T6">6</text:span><text:span text:style-name="T5">/</text:span><text:span text:style-name="T23">Sc16</text:span></text:p>
          </table:table-cell>
          <table:table-cell table:style-name="Table1.A1" office:value-type="string">
            <text:p text:style-name="P24"><text:span text:style-name="T3"><text:placeholder text:placeholder-type="text">&lt;formatLang(o.kcs_line  and o.kcs_line [0].screen16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Đen/</text:span><text:span text:style-name="T29">Black</text:span></text:p>
          </table:table-cell>
          <table:table-cell table:style-name="Table1.A1" office:value-type="string">
            <text:p text:style-name="P25"><text:span text:style-name="T2"><text:placeholder text:placeholder-type="text">&lt;formatLang(o.kcs_line and o.kcs_line[0].black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Sàng 1</text:span><text:span text:style-name="T7">3</text:span><text:span text:style-name="T5">/</text:span><text:span text:style-name="T23">Sc13</text:span></text:p>
          </table:table-cell>
          <table:table-cell table:style-name="Table1.A1" office:value-type="string">
            <text:p text:style-name="P26"><text:span text:style-name="T3"><text:placeholder text:placeholder-type="text">&lt;formatLang(o.kcs_line and o.kcs_line[0].screen13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Vỡ/</text:span><text:span text:style-name="T23">Broken</text:span></text:p>
          </table:table-cell>
          <table:table-cell table:style-name="Table1.A1" office:value-type="string">
            <text:p text:style-name="P27"><text:span text:style-name="T2"><text:placeholder text:placeholder-type="text">&lt;formatLang(o.kcs_line and o.kcs_line[0].broken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Dưới s12/</text:span><text:span text:style-name="T23">Below Sc12</text:span></text:p>
          </table:table-cell>
          <table:table-cell table:style-name="Table1.A1" office:value-type="string">
            <text:p text:style-name="P28"><text:span text:style-name="T3"><text:placeholder text:placeholder-type="text">&lt;formatLang(o.kcs_line and o.kcs_line[0].belowsc12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Nâu/</text:span><text:span text:style-name="T29">Brown</text:span></text:p>
          </table:table-cell>
          <table:table-cell table:style-name="Table1.A1" office:value-type="string">
            <text:p text:style-name="P29"><text:span text:style-name="T2"><text:placeholder text:placeholder-type="text">&lt;formatLang(o.kcs_line and o.kcs_line[0].brown 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Sâu/</text:span><text:span text:style-name="T23">Eaten</text:span></text:p>
          </table:table-cell>
          <table:table-cell table:style-name="Table1.A1" office:value-type="string">
            <text:p text:style-name="P30"><text:span text:style-name="T3"><text:placeholder text:placeholder-type="text">&lt;formatLang(o.kcs_line and o.kcs_line[0].eaten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Mốc/</text:span><text:span text:style-name="T29">Mouldy</text:span></text:p>
          </table:table-cell>
          <table:table-cell table:style-name="Table1.A1" office:value-type="string">
            <text:p text:style-name="P31"><text:span text:style-name="T2"><text:placeholder text:placeholder-type="text">&lt;formatLang(o.kcs_line and o.kcs_line[0].mold 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Xanh non/</text:span><text:span text:style-name="T23">Immature</text:span></text:p>
          </table:table-cell>
          <table:table-cell table:style-name="Table1.A1" office:value-type="string">
            <text:p text:style-name="P32"><text:span text:style-name="T3"><text:placeholder text:placeholder-type="text">&lt;formatLang(o.kcs_line and o.kcs_line[0].immature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Quả/</text:span><text:span text:style-name="T23">Cherry</text:span></text:p>
          </table:table-cell>
          <table:table-cell table:style-name="Table1.A1" office:value-type="string">
            <text:p text:style-name="P33"><text:span text:style-name="T2"><text:placeholder text:placeholder-type="text">&lt;formatLang(o.kcs_line and o.kcs_line[0].cherry 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Bắp/</text:span><text:span text:style-name="T23">Maize</text:span></text:p>
          </table:table-cell>
          <table:table-cell table:style-name="Table1.A1" office:value-type="string">
            <text:p text:style-name="P38"><text:placeholder text:placeholder-type="text">&lt;o.kcs_line and o.kcs_line[0].maize_yn&gt;</text:placeholder></text:p>
          </table:table-cell>
        </table:table-row>
        <table:table-row table:style-name="Table1.1">
          <table:table-cell table:style-name="Table1.A1" office:value-type="string">
            <text:p text:style-name="P18"><text:bookmark text:name="_GoBack"/><text:span text:style-name="T5">Khác/</text:span><text:span text:style-name="T23">Excelsa- </text:span><text:span text:style-name="T24">Catimor</text:span></text:p>
          </table:table-cell>
          <table:table-cell table:style-name="Table1.A1" office:value-type="string">
            <text:p text:style-name="P34"><text:span text:style-name="T2"><text:placeholder text:placeholder-type="text">&lt;formatLang(o.kcs_line and o.kcs_line[0].excelsa  or 0,2)&gt;</text:placeholder></text:span><text:soft-page-break/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Đá/</text:span><text:span text:style-name="T23">Stone</text:span></text:p>
          </table:table-cell>
          <table:table-cell table:style-name="Table1.A1" office:value-type="string">
            <text:p text:style-name="P39"><text:placeholder text:placeholder-type="text">&lt;o.kcs_line and o.kcs_line[0].stone_count or ''&gt;</text:placeholder><text:soft-page-break/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Cháy/</text:span><text:span text:style-name="T23">Burned</text:span></text:p>
          </table:table-cell>
          <table:table-cell table:style-name="Table1.A1" office:value-type="string">
            <text:p text:style-name="P35"><text:span text:style-name="T2"><text:placeholder text:placeholder-type="text">&lt;formatLang(o.kcs_line and o.kcs_line[0].burned or 0,2)&gt;</text:placeholder></text:span>%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7"><text:span text:style-name="T5">Que/</text:span><text:span text:style-name="T23">Stick</text:span></text:p>
          </table:table-cell>
          <table:table-cell table:style-name="Table1.A1" office:value-type="string">
            <text:p text:style-name="P36"><text:s text:c="2"/><text:span text:style-name="T3"><text:placeholder text:placeholder-type="text">&lt;o.kcs_line and o.kcs_line[0].stick_count or ''&gt;</text:placeholder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7"/>
            <text:p text:style-name="P17"><text:span text:style-name="T4">Ghi chú khác/</text:span><text:span text:style-name="T27">Note</text:span></text:p>
          </table:table-cell>
          <table:table-cell table:style-name="Table2.B1" office:value-type="string">
            <text:p text:style-name="P37"/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40"/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/>
          </table:table-cell>
        </table:table-row>
      </table:table>
      <text:p text:style-name="P4"/>
      <text:p text:style-name="P7"/>
      <text:p text:style-name="Standard"><text:span text:style-name="T20">Chữ ký xác nhận/</text:span><text:span text:style-name="T28">Signatures</text:span></text:p>
      <text:p text:style-name="P10"><text:span text:style-name="T18">Người kiểm/</text:span><text:span text:style-name="T25">KCS:</text:span><text:span text:style-name="T32"> </text:span><text:span text:style-name="T18"><text:tab/><text:tab/><text:tab/><text:tab/><text:tab/>Chữ ký/</text:span><text:span text:style-name="T25">Signature</text:span><text:span text:style-name="T18"> _______________________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189in" svg:y="-0.2457in" svg:width="2.1693in" svg:height="0.6083in" draw:z-index="1"><draw:image xlink:href="Pictures/1000000000000CDB0000044CC161DB01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 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211</meta:editing-cycles>
    <meta:creation-date>2016-06-30T04:17:00</meta:creation-date>
    <dc:date>2017-05-24T11:13:03.313026128</dc:date>
    <meta:editing-duration>PT2H31M25S</meta:editing-duration>
    <meta:generator>LibreOffice/4.2.8.2$Linux_X86_64 LibreOffice_project/420m0$Build-2</meta:generator>
    <meta:document-statistic meta:table-count="2" meta:image-count="1" meta:object-count="0" meta:page-count="2" meta:paragraph-count="51" meta:word-count="204" meta:character-count="1895" meta:non-whitespace-character-count="1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